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6">
      <style:text-properties style:font-name="Arial" style:font-name-asian="DejaVu Sans" style:font-name-complex="Lohit Hindi"/>
    </style:style>
    <style:style style:name="ce3" style:family="table-cell" style:parent-style-name="Default" style:data-style-name="N106">
      <style:table-cell-properties fo:background-color="#ffffcc"/>
    </style:style>
    <style:style style:name="ce4" style:family="table-cell" style:parent-style-name="Default" style:data-style-name="N106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5" table:default-cell-style-name="ce4"/>
        <table:table-row table:style-name="ro1">
          <table:table-cell table:style-name="ce1" office:value-type="float" office:value="0.0625">
            <text:p>0,0625</text:p>
          </table:table-cell>
          <table:table-cell table:style-name="ce1" office:value-type="float" office:value="0.109375">
            <text:p>0,1094</text:p>
          </table:table-cell>
          <table:table-cell table:number-columns-repeated="3"/>
          <table:table-cell table:style-name="Default"/>
          <table:table-cell table:style-name="Default" office:value-type="string">
            <text:p>отр_высокая</text:p>
          </table:table-cell>
          <table:table-cell table:style-name="Default" office:value-type="string">
            <text:p>отр_средняя</text:p>
          </table:table-cell>
          <table:table-cell table:style-name="Default" office:value-type="string">
            <text:p>нуль</text:p>
          </table:table-cell>
          <table:table-cell table:style-name="Default" office:value-type="string">
            <text:p>пол_средняя</text:p>
          </table:table-cell>
          <table:table-cell table:style-name="Default" office:value-type="string">
            <text:p>пол_высокая</text:p>
          </table:table-cell>
        </table:table-row>
        <table:table-row table:style-name="ro1">
          <table:table-cell table:style-name="ce1" office:value-type="float" office:value="0.25">
            <text:p>0,2500</text:p>
          </table:table-cell>
          <table:table-cell table:style-name="ce1" office:value-type="float" office:value="0.46875">
            <text:p>0,4688</text:p>
          </table:table-cell>
          <table:table-cell table:number-columns-repeated="3"/>
          <table:table-cell table:style-name="ce1"/>
          <table:table-cell table:style-name="ce1" office:value-type="float" office:value="0">
            <text:p>0,0000</text:p>
          </table:table-cell>
          <table:table-cell table:style-name="ce1" office:value-type="float" office:value="0.27">
            <text:p>0,2700</text:p>
          </table:table-cell>
          <table:table-cell table:style-name="ce1" office:value-type="float" office:value="0.5">
            <text:p>0,5000</text:p>
          </table:table-cell>
          <table:table-cell table:style-name="ce1" office:value-type="float" office:value="0.72">
            <text:p>0,7200</text:p>
          </table:table-cell>
          <table:table-cell table:style-name="ce1" office:value-type="float" office:value="1">
            <text:p>1,0000</text:p>
          </table:table-cell>
        </table:table-row>
        <table:table-row table:style-name="ro1">
          <table:table-cell table:style-name="ce1" office:value-type="float" office:value="0.375">
            <text:p>0,3750</text:p>
          </table:table-cell>
          <table:table-cell table:style-name="ce1" office:value-type="float" office:value="0.5">
            <text:p>0,5000</text:p>
          </table:table-cell>
          <table:table-cell/>
          <table:table-cell office:value-type="string">
            <text:p>очень далекое</text:p>
          </table:table-cell>
          <table:table-cell office:value-type="string">
            <text:p>отр_большой</text:p>
          </table:table-cell>
          <table:table-cell table:style-name="ce1" table:formula="of:=[.$B$1]*[.A1]" office:value-type="float" office:value="0.0068359375">
            <text:p>0,0068</text:p>
          </table:table-cell>
          <table:table-cell table:style-name="ce3" table:formula="of:=ABS([.$F3]-[.G$2])" office:value-type="float" office:value="0.0068359375">
            <text:p>0,0068</text:p>
          </table:table-cell>
          <table:table-cell table:formula="of:=ABS([.$F3]-[.H$2])" office:value-type="float" office:value="0.2631640625">
            <text:p>0,2632</text:p>
          </table:table-cell>
          <table:table-cell table:formula="of:=ABS([.$F3]-[.I$2])" office:value-type="float" office:value="0.4931640625">
            <text:p>0,4932</text:p>
          </table:table-cell>
          <table:table-cell table:formula="of:=ABS([.$F3]-[.J$2])" office:value-type="float" office:value="0.7131640625">
            <text:p>0,7132</text:p>
          </table:table-cell>
          <table:table-cell table:formula="of:=ABS([.$F3]-[.K$2])" office:value-type="float" office:value="0.9931640625">
            <text:p>0,9932</text:p>
          </table:table-cell>
        </table:table-row>
        <table:table-row table:style-name="ro1">
          <table:table-cell table:style-name="ce1" office:value-type="float" office:value="0.5">
            <text:p>0,5000</text:p>
          </table:table-cell>
          <table:table-cell table:style-name="ce1" office:value-type="float" office:value="0.53125">
            <text:p>0,5313</text:p>
          </table:table-cell>
          <table:table-cell/>
          <table:table-cell office:value-type="string">
            <text:p>ноль</text:p>
          </table:table-cell>
          <table:table-cell office:value-type="string">
            <text:p>отр_большой</text:p>
          </table:table-cell>
          <table:table-cell table:style-name="ce1" table:formula="of:=[.$B$1]*[.A2]" office:value-type="float" office:value="0.02734375">
            <text:p>0,0273</text:p>
          </table:table-cell>
          <table:table-cell table:style-name="ce3" table:formula="of:=ABS([.$F4]-[.G$2])" office:value-type="float" office:value="0.02734375">
            <text:p>0,0273</text:p>
          </table:table-cell>
          <table:table-cell table:formula="of:=ABS([.$F4]-[.H$2])" office:value-type="float" office:value="0.24265625">
            <text:p>0,2427</text:p>
          </table:table-cell>
          <table:table-cell table:formula="of:=ABS([.$F4]-[.I$2])" office:value-type="float" office:value="0.47265625">
            <text:p>0,4727</text:p>
          </table:table-cell>
          <table:table-cell table:formula="of:=ABS([.$F4]-[.J$2])" office:value-type="float" office:value="0.69265625">
            <text:p>0,6927</text:p>
          </table:table-cell>
          <table:table-cell table:formula="of:=ABS([.$F4]-[.K$2])" office:value-type="float" office:value="0.97265625">
            <text:p>0,9727</text:p>
          </table:table-cell>
        </table:table-row>
        <table:table-row table:style-name="ro1">
          <table:table-cell table:style-name="ce1" office:value-type="float" office:value="0.9">
            <text:p>0,9000</text:p>
          </table:table-cell>
          <table:table-cell table:style-name="ce1" office:value-type="float" office:value="0.890625">
            <text:p>0,8906</text:p>
          </table:table-cell>
          <table:table-cell/>
          <table:table-cell office:value-type="string">
            <text:p>близкое</text:p>
          </table:table-cell>
          <table:table-cell office:value-type="string">
            <text:p>отр_большой</text:p>
          </table:table-cell>
          <table:table-cell table:style-name="ce1" table:formula="of:=[.$B$1]*[.A3]" office:value-type="float" office:value="0.041015625">
            <text:p>0,0410</text:p>
          </table:table-cell>
          <table:table-cell table:style-name="ce3" table:formula="of:=ABS([.$F5]-[.G$2])" office:value-type="float" office:value="0.041015625">
            <text:p>0,0410</text:p>
          </table:table-cell>
          <table:table-cell table:formula="of:=ABS([.$F5]-[.H$2])" office:value-type="float" office:value="0.228984375">
            <text:p>0,2290</text:p>
          </table:table-cell>
          <table:table-cell table:formula="of:=ABS([.$F5]-[.I$2])" office:value-type="float" office:value="0.458984375">
            <text:p>0,4590</text:p>
          </table:table-cell>
          <table:table-cell table:formula="of:=ABS([.$F5]-[.J$2])" office:value-type="float" office:value="0.678984375">
            <text:p>0,6790</text:p>
          </table:table-cell>
          <table:table-cell table:formula="of:=ABS([.$F5]-[.K$2])" office:value-type="float" office:value="0.958984375">
            <text:p>0,9590</text:p>
          </table:table-cell>
        </table:table-row>
        <table:table-row table:style-name="ro1">
          <table:table-cell table:number-columns-repeated="3"/>
          <table:table-cell office:value-type="string">
            <text:p>среднее</text:p>
          </table:table-cell>
          <table:table-cell office:value-type="string">
            <text:p>отр_большой</text:p>
          </table:table-cell>
          <table:table-cell table:style-name="ce1" table:formula="of:=[.$B$1]*[.A4]" office:value-type="float" office:value="0.0546875">
            <text:p>0,0547</text:p>
          </table:table-cell>
          <table:table-cell table:style-name="ce3" table:formula="of:=ABS([.$F6]-[.G$2])" office:value-type="float" office:value="0.0546875">
            <text:p>0,0547</text:p>
          </table:table-cell>
          <table:table-cell table:formula="of:=ABS([.$F6]-[.H$2])" office:value-type="float" office:value="0.2153125">
            <text:p>0,2153</text:p>
          </table:table-cell>
          <table:table-cell table:formula="of:=ABS([.$F6]-[.I$2])" office:value-type="float" office:value="0.4453125">
            <text:p>0,4453</text:p>
          </table:table-cell>
          <table:table-cell table:formula="of:=ABS([.$F6]-[.J$2])" office:value-type="float" office:value="0.6653125">
            <text:p>0,6653</text:p>
          </table:table-cell>
          <table:table-cell table:formula="of:=ABS([.$F6]-[.K$2])" office:value-type="float" office:value="0.9453125">
            <text:p>0,9453</text:p>
          </table:table-cell>
        </table:table-row>
        <table:table-row table:style-name="ro1">
          <table:table-cell table:number-columns-repeated="3"/>
          <table:table-cell office:value-type="string">
            <text:p>далекое</text:p>
          </table:table-cell>
          <table:table-cell office:value-type="string">
            <text:p>отр_большой</text:p>
          </table:table-cell>
          <table:table-cell table:style-name="ce1" table:formula="of:=[.$B$1]*[.A5]" office:value-type="float" office:value="0.0984375">
            <text:p>0,0984</text:p>
          </table:table-cell>
          <table:table-cell table:style-name="ce3" table:formula="of:=ABS([.$F7]-[.G$2])" office:value-type="float" office:value="0.0984375">
            <text:p>0,0984</text:p>
          </table:table-cell>
          <table:table-cell table:formula="of:=ABS([.$F7]-[.H$2])" office:value-type="float" office:value="0.1715625">
            <text:p>0,1716</text:p>
          </table:table-cell>
          <table:table-cell table:formula="of:=ABS([.$F7]-[.I$2])" office:value-type="float" office:value="0.4015625">
            <text:p>0,4016</text:p>
          </table:table-cell>
          <table:table-cell table:formula="of:=ABS([.$F7]-[.J$2])" office:value-type="float" office:value="0.6215625">
            <text:p>0,6216</text:p>
          </table:table-cell>
          <table:table-cell table:formula="of:=ABS([.$F7]-[.K$2])" office:value-type="float" office:value="0.9015625">
            <text:p>0,9016</text:p>
          </table:table-cell>
        </table:table-row>
        <table:table-row table:style-name="ro1">
          <table:table-cell table:number-columns-repeated="3"/>
          <table:table-cell office:value-type="string">
            <text:p>очень далекое</text:p>
          </table:table-cell>
          <table:table-cell office:value-type="string">
            <text:p>отр_малый</text:p>
          </table:table-cell>
          <table:table-cell table:formula="of:=[.$B$2]*[.A1]" office:value-type="float" office:value="0.029296875">
            <text:p>0,0293</text:p>
          </table:table-cell>
          <table:table-cell table:style-name="ce3" table:formula="of:=ABS([.$F8]-[.G$2])" office:value-type="float" office:value="0.029296875">
            <text:p>0,0293</text:p>
          </table:table-cell>
          <table:table-cell table:formula="of:=ABS([.$F8]-[.H$2])" office:value-type="float" office:value="0.240703125">
            <text:p>0,2407</text:p>
          </table:table-cell>
          <table:table-cell table:formula="of:=ABS([.$F8]-[.I$2])" office:value-type="float" office:value="0.470703125">
            <text:p>0,4707</text:p>
          </table:table-cell>
          <table:table-cell table:formula="of:=ABS([.$F8]-[.J$2])" office:value-type="float" office:value="0.690703125">
            <text:p>0,6907</text:p>
          </table:table-cell>
          <table:table-cell table:formula="of:=ABS([.$F8]-[.K$2])" office:value-type="float" office:value="0.970703125">
            <text:p>0,9707</text:p>
          </table:table-cell>
        </table:table-row>
        <table:table-row table:style-name="ro1">
          <table:table-cell table:number-columns-repeated="3"/>
          <table:table-cell office:value-type="string">
            <text:p>ноль</text:p>
          </table:table-cell>
          <table:table-cell office:value-type="string">
            <text:p>отр_малый</text:p>
          </table:table-cell>
          <table:table-cell table:formula="of:=[.$B$2]*[.A2]" office:value-type="float" office:value="0.1171875">
            <text:p>0,1172</text:p>
          </table:table-cell>
          <table:table-cell table:style-name="ce3" table:formula="of:=ABS([.$F9]-[.G$2])" office:value-type="float" office:value="0.1171875">
            <text:p>0,1172</text:p>
          </table:table-cell>
          <table:table-cell table:formula="of:=ABS([.$F9]-[.H$2])" office:value-type="float" office:value="0.1528125">
            <text:p>0,1528</text:p>
          </table:table-cell>
          <table:table-cell table:formula="of:=ABS([.$F9]-[.I$2])" office:value-type="float" office:value="0.3828125">
            <text:p>0,3828</text:p>
          </table:table-cell>
          <table:table-cell table:formula="of:=ABS([.$F9]-[.J$2])" office:value-type="float" office:value="0.6028125">
            <text:p>0,6028</text:p>
          </table:table-cell>
          <table:table-cell table:formula="of:=ABS([.$F9]-[.K$2])" office:value-type="float" office:value="0.8828125">
            <text:p>0,8828</text:p>
          </table:table-cell>
        </table:table-row>
        <table:table-row table:style-name="ro1">
          <table:table-cell table:number-columns-repeated="3"/>
          <table:table-cell office:value-type="string">
            <text:p>близкое</text:p>
          </table:table-cell>
          <table:table-cell office:value-type="string">
            <text:p>отр_малый</text:p>
          </table:table-cell>
          <table:table-cell table:formula="of:=[.$B$2]*[.A3]" office:value-type="float" office:value="0.17578125">
            <text:p>0,1758</text:p>
          </table:table-cell>
          <table:table-cell table:formula="of:=ABS([.$F10]-[.G$2])" office:value-type="float" office:value="0.17578125">
            <text:p>0,1758</text:p>
          </table:table-cell>
          <table:table-cell table:style-name="ce3" table:formula="of:=ABS([.$F10]-[.H$2])" office:value-type="float" office:value="0.09421875">
            <text:p>0,0942</text:p>
          </table:table-cell>
          <table:table-cell table:formula="of:=ABS([.$F10]-[.I$2])" office:value-type="float" office:value="0.32421875">
            <text:p>0,3242</text:p>
          </table:table-cell>
          <table:table-cell table:formula="of:=ABS([.$F10]-[.J$2])" office:value-type="float" office:value="0.54421875">
            <text:p>0,5442</text:p>
          </table:table-cell>
          <table:table-cell table:formula="of:=ABS([.$F10]-[.K$2])" office:value-type="float" office:value="0.82421875">
            <text:p>0,8242</text:p>
          </table:table-cell>
        </table:table-row>
        <table:table-row table:style-name="ro1">
          <table:table-cell table:number-columns-repeated="3"/>
          <table:table-cell office:value-type="string">
            <text:p>среднее</text:p>
          </table:table-cell>
          <table:table-cell office:value-type="string">
            <text:p>отр_малый</text:p>
          </table:table-cell>
          <table:table-cell table:formula="of:=[.$B$2]*[.A4]" office:value-type="float" office:value="0.234375">
            <text:p>0,2344</text:p>
          </table:table-cell>
          <table:table-cell table:formula="of:=ABS([.$F11]-[.G$2])" office:value-type="float" office:value="0.234375">
            <text:p>0,2344</text:p>
          </table:table-cell>
          <table:table-cell table:style-name="ce3" table:formula="of:=ABS([.$F11]-[.H$2])" office:value-type="float" office:value="0.035625">
            <text:p>0,0356</text:p>
          </table:table-cell>
          <table:table-cell table:formula="of:=ABS([.$F11]-[.I$2])" office:value-type="float" office:value="0.265625">
            <text:p>0,2656</text:p>
          </table:table-cell>
          <table:table-cell table:formula="of:=ABS([.$F11]-[.J$2])" office:value-type="float" office:value="0.485625">
            <text:p>0,4856</text:p>
          </table:table-cell>
          <table:table-cell table:formula="of:=ABS([.$F11]-[.K$2])" office:value-type="float" office:value="0.765625">
            <text:p>0,7656</text:p>
          </table:table-cell>
        </table:table-row>
        <table:table-row table:style-name="ro1">
          <table:table-cell table:number-columns-repeated="3"/>
          <table:table-cell office:value-type="string">
            <text:p>далекое</text:p>
          </table:table-cell>
          <table:table-cell office:value-type="string">
            <text:p>отр_малый</text:p>
          </table:table-cell>
          <table:table-cell table:formula="of:=[.$B$2]*[.A5]" office:value-type="float" office:value="0.421875">
            <text:p>0,4219</text:p>
          </table:table-cell>
          <table:table-cell table:formula="of:=ABS([.$F12]-[.G$2])" office:value-type="float" office:value="0.421875">
            <text:p>0,4219</text:p>
          </table:table-cell>
          <table:table-cell table:formula="of:=ABS([.$F12]-[.H$2])" office:value-type="float" office:value="0.151875">
            <text:p>0,1519</text:p>
          </table:table-cell>
          <table:table-cell table:style-name="ce3" table:formula="of:=ABS([.$F12]-[.I$2])" office:value-type="float" office:value="0.078125">
            <text:p>0,0781</text:p>
          </table:table-cell>
          <table:table-cell table:formula="of:=ABS([.$F12]-[.J$2])" office:value-type="float" office:value="0.298125">
            <text:p>0,2981</text:p>
          </table:table-cell>
          <table:table-cell table:formula="of:=ABS([.$F12]-[.K$2])" office:value-type="float" office:value="0.578125">
            <text:p>0,5781</text:p>
          </table:table-cell>
        </table:table-row>
        <table:table-row table:style-name="ro1">
          <table:table-cell table:number-columns-repeated="3"/>
          <table:table-cell office:value-type="string">
            <text:p>очень далекое</text:p>
          </table:table-cell>
          <table:table-cell office:value-type="string">
            <text:p>нуль</text:p>
          </table:table-cell>
          <table:table-cell table:formula="of:=[.$B$3]*[.A1]" office:value-type="float" office:value="0.03125">
            <text:p>0,0313</text:p>
          </table:table-cell>
          <table:table-cell table:style-name="ce3" table:formula="of:=ABS([.$F13]-[.G$2])" office:value-type="float" office:value="0.03125">
            <text:p>0,0313</text:p>
          </table:table-cell>
          <table:table-cell table:formula="of:=ABS([.$F13]-[.H$2])" office:value-type="float" office:value="0.23875">
            <text:p>0,2388</text:p>
          </table:table-cell>
          <table:table-cell table:formula="of:=ABS([.$F13]-[.I$2])" office:value-type="float" office:value="0.46875">
            <text:p>0,4688</text:p>
          </table:table-cell>
          <table:table-cell table:formula="of:=ABS([.$F13]-[.J$2])" office:value-type="float" office:value="0.68875">
            <text:p>0,6888</text:p>
          </table:table-cell>
          <table:table-cell table:formula="of:=ABS([.$F13]-[.K$2])" office:value-type="float" office:value="0.96875">
            <text:p>0,9688</text:p>
          </table:table-cell>
        </table:table-row>
        <table:table-row table:style-name="ro1">
          <table:table-cell table:number-columns-repeated="3"/>
          <table:table-cell office:value-type="string">
            <text:p>ноль</text:p>
          </table:table-cell>
          <table:table-cell office:value-type="string">
            <text:p>нуль</text:p>
          </table:table-cell>
          <table:table-cell table:formula="of:=[.$B$3]*[.A2]" office:value-type="float" office:value="0.125">
            <text:p>0,1250</text:p>
          </table:table-cell>
          <table:table-cell table:style-name="ce3" table:formula="of:=ABS([.$F14]-[.G$2])" office:value-type="float" office:value="0.125">
            <text:p>0,1250</text:p>
          </table:table-cell>
          <table:table-cell table:formula="of:=ABS([.$F14]-[.H$2])" office:value-type="float" office:value="0.145">
            <text:p>0,1450</text:p>
          </table:table-cell>
          <table:table-cell table:formula="of:=ABS([.$F14]-[.I$2])" office:value-type="float" office:value="0.375">
            <text:p>0,3750</text:p>
          </table:table-cell>
          <table:table-cell table:formula="of:=ABS([.$F14]-[.J$2])" office:value-type="float" office:value="0.595">
            <text:p>0,5950</text:p>
          </table:table-cell>
          <table:table-cell table:formula="of:=ABS([.$F14]-[.K$2])" office:value-type="float" office:value="0.875">
            <text:p>0,8750</text:p>
          </table:table-cell>
        </table:table-row>
        <table:table-row table:style-name="ro1">
          <table:table-cell table:number-columns-repeated="3"/>
          <table:table-cell office:value-type="string">
            <text:p>близкое</text:p>
          </table:table-cell>
          <table:table-cell office:value-type="string">
            <text:p>нуль</text:p>
          </table:table-cell>
          <table:table-cell table:formula="of:=[.$B$3]*[.A3]" office:value-type="float" office:value="0.1875">
            <text:p>0,1875</text:p>
          </table:table-cell>
          <table:table-cell table:formula="of:=ABS([.$F15]-[.G$2])" office:value-type="float" office:value="0.1875">
            <text:p>0,1875</text:p>
          </table:table-cell>
          <table:table-cell table:style-name="ce3" table:formula="of:=ABS([.$F15]-[.H$2])" office:value-type="float" office:value="0.0825">
            <text:p>0,0825</text:p>
          </table:table-cell>
          <table:table-cell table:formula="of:=ABS([.$F15]-[.I$2])" office:value-type="float" office:value="0.3125">
            <text:p>0,3125</text:p>
          </table:table-cell>
          <table:table-cell table:formula="of:=ABS([.$F15]-[.J$2])" office:value-type="float" office:value="0.5325">
            <text:p>0,5325</text:p>
          </table:table-cell>
          <table:table-cell table:formula="of:=ABS([.$F15]-[.K$2])" office:value-type="float" office:value="0.8125">
            <text:p>0,8125</text:p>
          </table:table-cell>
        </table:table-row>
        <table:table-row table:style-name="ro1">
          <table:table-cell table:number-columns-repeated="3"/>
          <table:table-cell office:value-type="string">
            <text:p>среднее</text:p>
          </table:table-cell>
          <table:table-cell office:value-type="string">
            <text:p>нуль</text:p>
          </table:table-cell>
          <table:table-cell table:formula="of:=[.$B$3]*[.A4]" office:value-type="float" office:value="0.25">
            <text:p>0,2500</text:p>
          </table:table-cell>
          <table:table-cell table:formula="of:=ABS([.$F16]-[.G$2])" office:value-type="float" office:value="0.25">
            <text:p>0,2500</text:p>
          </table:table-cell>
          <table:table-cell table:style-name="ce3" table:formula="of:=ABS([.$F16]-[.H$2])" office:value-type="float" office:value="0.02">
            <text:p>0,0200</text:p>
          </table:table-cell>
          <table:table-cell table:formula="of:=ABS([.$F16]-[.I$2])" office:value-type="float" office:value="0.25">
            <text:p>0,2500</text:p>
          </table:table-cell>
          <table:table-cell table:formula="of:=ABS([.$F16]-[.J$2])" office:value-type="float" office:value="0.47">
            <text:p>0,4700</text:p>
          </table:table-cell>
          <table:table-cell table:formula="of:=ABS([.$F16]-[.K$2])" office:value-type="float" office:value="0.75">
            <text:p>0,7500</text:p>
          </table:table-cell>
        </table:table-row>
        <table:table-row table:style-name="ro1">
          <table:table-cell table:number-columns-repeated="3"/>
          <table:table-cell office:value-type="string">
            <text:p>далекое</text:p>
          </table:table-cell>
          <table:table-cell office:value-type="string">
            <text:p>нуль</text:p>
          </table:table-cell>
          <table:table-cell table:formula="of:=[.$B$3]*[.A5]" office:value-type="float" office:value="0.45">
            <text:p>0,4500</text:p>
          </table:table-cell>
          <table:table-cell table:formula="of:=ABS([.$F17]-[.G$2])" office:value-type="float" office:value="0.45">
            <text:p>0,4500</text:p>
          </table:table-cell>
          <table:table-cell table:formula="of:=ABS([.$F17]-[.H$2])" office:value-type="float" office:value="0.18">
            <text:p>0,1800</text:p>
          </table:table-cell>
          <table:table-cell table:style-name="ce3" table:formula="of:=ABS([.$F17]-[.I$2])" office:value-type="float" office:value="0.05">
            <text:p>0,0500</text:p>
          </table:table-cell>
          <table:table-cell table:formula="of:=ABS([.$F17]-[.J$2])" office:value-type="float" office:value="0.27">
            <text:p>0,2700</text:p>
          </table:table-cell>
          <table:table-cell table:formula="of:=ABS([.$F17]-[.K$2])" office:value-type="float" office:value="0.55">
            <text:p>0,5500</text:p>
          </table:table-cell>
        </table:table-row>
        <table:table-row table:style-name="ro1">
          <table:table-cell table:number-columns-repeated="3"/>
          <table:table-cell office:value-type="string">
            <text:p>очень далекое</text:p>
          </table:table-cell>
          <table:table-cell office:value-type="string">
            <text:p>пол_малый</text:p>
          </table:table-cell>
          <table:table-cell table:formula="of:=[.$B$4]*[.A1]" office:value-type="float" office:value="0.033203125">
            <text:p>0,0332</text:p>
          </table:table-cell>
          <table:table-cell table:style-name="ce3" table:formula="of:=ABS([.$F18]-[.G$2])" office:value-type="float" office:value="0.033203125">
            <text:p>0,0332</text:p>
          </table:table-cell>
          <table:table-cell table:formula="of:=ABS([.$F18]-[.H$2])" office:value-type="float" office:value="0.236796875">
            <text:p>0,2368</text:p>
          </table:table-cell>
          <table:table-cell table:formula="of:=ABS([.$F18]-[.I$2])" office:value-type="float" office:value="0.466796875">
            <text:p>0,4668</text:p>
          </table:table-cell>
          <table:table-cell table:formula="of:=ABS([.$F18]-[.J$2])" office:value-type="float" office:value="0.686796875">
            <text:p>0,6868</text:p>
          </table:table-cell>
          <table:table-cell table:formula="of:=ABS([.$F18]-[.K$2])" office:value-type="float" office:value="0.966796875">
            <text:p>0,9668</text:p>
          </table:table-cell>
        </table:table-row>
        <table:table-row table:style-name="ro1">
          <table:table-cell table:number-columns-repeated="3"/>
          <table:table-cell office:value-type="string">
            <text:p>ноль</text:p>
          </table:table-cell>
          <table:table-cell office:value-type="string">
            <text:p>пол_малый</text:p>
          </table:table-cell>
          <table:table-cell table:formula="of:=[.$B$4]*[.A2]" office:value-type="float" office:value="0.1328125">
            <text:p>0,1328</text:p>
          </table:table-cell>
          <table:table-cell table:style-name="ce3" table:formula="of:=ABS([.$F19]-[.G$2])" office:value-type="float" office:value="0.1328125">
            <text:p>0,1328</text:p>
          </table:table-cell>
          <table:table-cell table:formula="of:=ABS([.$F19]-[.H$2])" office:value-type="float" office:value="0.1371875">
            <text:p>0,1372</text:p>
          </table:table-cell>
          <table:table-cell table:formula="of:=ABS([.$F19]-[.I$2])" office:value-type="float" office:value="0.3671875">
            <text:p>0,3672</text:p>
          </table:table-cell>
          <table:table-cell table:formula="of:=ABS([.$F19]-[.J$2])" office:value-type="float" office:value="0.5871875">
            <text:p>0,5872</text:p>
          </table:table-cell>
          <table:table-cell table:formula="of:=ABS([.$F19]-[.K$2])" office:value-type="float" office:value="0.8671875">
            <text:p>0,8672</text:p>
          </table:table-cell>
        </table:table-row>
        <table:table-row table:style-name="ro1">
          <table:table-cell table:number-columns-repeated="3"/>
          <table:table-cell office:value-type="string">
            <text:p>близкое</text:p>
          </table:table-cell>
          <table:table-cell office:value-type="string">
            <text:p>пол_малый</text:p>
          </table:table-cell>
          <table:table-cell table:formula="of:=[.$B$4]*[.A3]" office:value-type="float" office:value="0.19921875">
            <text:p>0,1992</text:p>
          </table:table-cell>
          <table:table-cell table:formula="of:=ABS([.$F20]-[.G$2])" office:value-type="float" office:value="0.19921875">
            <text:p>0,1992</text:p>
          </table:table-cell>
          <table:table-cell table:style-name="ce3" table:formula="of:=ABS([.$F20]-[.H$2])" office:value-type="float" office:value="0.07078125">
            <text:p>0,0708</text:p>
          </table:table-cell>
          <table:table-cell table:formula="of:=ABS([.$F20]-[.I$2])" office:value-type="float" office:value="0.30078125">
            <text:p>0,3008</text:p>
          </table:table-cell>
          <table:table-cell table:formula="of:=ABS([.$F20]-[.J$2])" office:value-type="float" office:value="0.52078125">
            <text:p>0,5208</text:p>
          </table:table-cell>
          <table:table-cell table:formula="of:=ABS([.$F20]-[.K$2])" office:value-type="float" office:value="0.80078125">
            <text:p>0,8008</text:p>
          </table:table-cell>
        </table:table-row>
        <table:table-row table:style-name="ro1">
          <table:table-cell table:number-columns-repeated="3"/>
          <table:table-cell office:value-type="string">
            <text:p>среднее</text:p>
          </table:table-cell>
          <table:table-cell office:value-type="string">
            <text:p>пол_малый</text:p>
          </table:table-cell>
          <table:table-cell table:formula="of:=[.$B$4]*[.A4]" office:value-type="float" office:value="0.265625">
            <text:p>0,2656</text:p>
          </table:table-cell>
          <table:table-cell table:formula="of:=ABS([.$F21]-[.G$2])" office:value-type="float" office:value="0.265625">
            <text:p>0,2656</text:p>
          </table:table-cell>
          <table:table-cell table:style-name="ce3" table:formula="of:=ABS([.$F21]-[.H$2])" office:value-type="float" office:value="0.00437500000000002">
            <text:p>0,0044</text:p>
          </table:table-cell>
          <table:table-cell table:formula="of:=ABS([.$F21]-[.I$2])" office:value-type="float" office:value="0.234375">
            <text:p>0,2344</text:p>
          </table:table-cell>
          <table:table-cell table:formula="of:=ABS([.$F21]-[.J$2])" office:value-type="float" office:value="0.454375">
            <text:p>0,4544</text:p>
          </table:table-cell>
          <table:table-cell table:formula="of:=ABS([.$F21]-[.K$2])" office:value-type="float" office:value="0.734375">
            <text:p>0,7344</text:p>
          </table:table-cell>
        </table:table-row>
        <table:table-row table:style-name="ro1">
          <table:table-cell table:number-columns-repeated="3"/>
          <table:table-cell office:value-type="string">
            <text:p>далекое</text:p>
          </table:table-cell>
          <table:table-cell office:value-type="string">
            <text:p>пол_малый</text:p>
          </table:table-cell>
          <table:table-cell table:formula="of:=[.$B$4]*[.A5]" office:value-type="float" office:value="0.478125">
            <text:p>0,4781</text:p>
          </table:table-cell>
          <table:table-cell table:formula="of:=ABS([.$F22]-[.G$2])" office:value-type="float" office:value="0.478125">
            <text:p>0,4781</text:p>
          </table:table-cell>
          <table:table-cell table:formula="of:=ABS([.$F22]-[.H$2])" office:value-type="float" office:value="0.208125">
            <text:p>0,2081</text:p>
          </table:table-cell>
          <table:table-cell table:style-name="ce3" table:formula="of:=ABS([.$F22]-[.I$2])" office:value-type="float" office:value="0.021875">
            <text:p>0,0219</text:p>
          </table:table-cell>
          <table:table-cell table:formula="of:=ABS([.$F22]-[.J$2])" office:value-type="float" office:value="0.241875">
            <text:p>0,2419</text:p>
          </table:table-cell>
          <table:table-cell table:formula="of:=ABS([.$F22]-[.K$2])" office:value-type="float" office:value="0.521875">
            <text:p>0,5219</text:p>
          </table:table-cell>
        </table:table-row>
        <table:table-row table:style-name="ro1">
          <table:table-cell table:number-columns-repeated="3"/>
          <table:table-cell office:value-type="string">
            <text:p>очень далекое</text:p>
          </table:table-cell>
          <table:table-cell office:value-type="string">
            <text:p>пол_большой</text:p>
          </table:table-cell>
          <table:table-cell table:style-name="ce1" table:formula="of:=[.$B$5]*[.A1]" office:value-type="float" office:value="0.0556640625">
            <text:p>0,0557</text:p>
          </table:table-cell>
          <table:table-cell table:style-name="ce3" table:formula="of:=ABS([.$F23]-[.G$2])" office:value-type="float" office:value="0.0556640625">
            <text:p>0,0557</text:p>
          </table:table-cell>
          <table:table-cell table:formula="of:=ABS([.$F23]-[.H$2])" office:value-type="float" office:value="0.2143359375">
            <text:p>0,2143</text:p>
          </table:table-cell>
          <table:table-cell table:formula="of:=ABS([.$F23]-[.I$2])" office:value-type="float" office:value="0.4443359375">
            <text:p>0,4443</text:p>
          </table:table-cell>
          <table:table-cell table:formula="of:=ABS([.$F23]-[.J$2])" office:value-type="float" office:value="0.6643359375">
            <text:p>0,6643</text:p>
          </table:table-cell>
          <table:table-cell table:formula="of:=ABS([.$F23]-[.K$2])" office:value-type="float" office:value="0.9443359375">
            <text:p>0,9443</text:p>
          </table:table-cell>
        </table:table-row>
        <table:table-row table:style-name="ro1">
          <table:table-cell table:number-columns-repeated="3"/>
          <table:table-cell office:value-type="string">
            <text:p>ноль</text:p>
          </table:table-cell>
          <table:table-cell office:value-type="string">
            <text:p>пол_большой</text:p>
          </table:table-cell>
          <table:table-cell table:style-name="ce1" table:formula="of:=[.$B$5]*[.A2]" office:value-type="float" office:value="0.22265625">
            <text:p>0,2227</text:p>
          </table:table-cell>
          <table:table-cell table:formula="of:=ABS([.$F24]-[.G$2])" office:value-type="float" office:value="0.22265625">
            <text:p>0,2227</text:p>
          </table:table-cell>
          <table:table-cell table:style-name="ce3" table:formula="of:=ABS([.$F24]-[.H$2])" office:value-type="float" office:value="0.04734375">
            <text:p>0,0473</text:p>
          </table:table-cell>
          <table:table-cell table:formula="of:=ABS([.$F24]-[.I$2])" office:value-type="float" office:value="0.27734375">
            <text:p>0,2773</text:p>
          </table:table-cell>
          <table:table-cell table:formula="of:=ABS([.$F24]-[.J$2])" office:value-type="float" office:value="0.49734375">
            <text:p>0,4973</text:p>
          </table:table-cell>
          <table:table-cell table:formula="of:=ABS([.$F24]-[.K$2])" office:value-type="float" office:value="0.77734375">
            <text:p>0,7773</text:p>
          </table:table-cell>
        </table:table-row>
        <table:table-row table:style-name="ro1">
          <table:table-cell table:number-columns-repeated="3"/>
          <table:table-cell office:value-type="string">
            <text:p>близкое</text:p>
          </table:table-cell>
          <table:table-cell office:value-type="string">
            <text:p>пол_большой</text:p>
          </table:table-cell>
          <table:table-cell table:style-name="ce1" table:formula="of:=[.$B$5]*[.A3]" office:value-type="float" office:value="0.333984375">
            <text:p>0,3340</text:p>
          </table:table-cell>
          <table:table-cell table:formula="of:=ABS([.$F25]-[.G$2])" office:value-type="float" office:value="0.333984375">
            <text:p>0,3340</text:p>
          </table:table-cell>
          <table:table-cell table:style-name="ce3" table:formula="of:=ABS([.$F25]-[.H$2])" office:value-type="float" office:value="0.063984375">
            <text:p>0,0640</text:p>
          </table:table-cell>
          <table:table-cell table:formula="of:=ABS([.$F25]-[.I$2])" office:value-type="float" office:value="0.166015625">
            <text:p>0,1660</text:p>
          </table:table-cell>
          <table:table-cell table:formula="of:=ABS([.$F25]-[.J$2])" office:value-type="float" office:value="0.386015625">
            <text:p>0,3860</text:p>
          </table:table-cell>
          <table:table-cell table:formula="of:=ABS([.$F25]-[.K$2])" office:value-type="float" office:value="0.666015625">
            <text:p>0,6660</text:p>
          </table:table-cell>
        </table:table-row>
        <table:table-row table:style-name="ro1">
          <table:table-cell table:number-columns-repeated="3"/>
          <table:table-cell office:value-type="string">
            <text:p>среднее</text:p>
          </table:table-cell>
          <table:table-cell office:value-type="string">
            <text:p>пол_большой</text:p>
          </table:table-cell>
          <table:table-cell table:style-name="ce1" table:formula="of:=[.$B$5]*[.A4]" office:value-type="float" office:value="0.4453125">
            <text:p>0,4453</text:p>
          </table:table-cell>
          <table:table-cell table:formula="of:=ABS([.$F26]-[.G$2])" office:value-type="float" office:value="0.4453125">
            <text:p>0,4453</text:p>
          </table:table-cell>
          <table:table-cell table:formula="of:=ABS([.$F26]-[.H$2])" office:value-type="float" office:value="0.1753125">
            <text:p>0,1753</text:p>
          </table:table-cell>
          <table:table-cell table:style-name="ce3" table:formula="of:=ABS([.$F26]-[.I$2])" office:value-type="float" office:value="0.0546875">
            <text:p>0,0547</text:p>
          </table:table-cell>
          <table:table-cell table:formula="of:=ABS([.$F26]-[.J$2])" office:value-type="float" office:value="0.2746875">
            <text:p>0,2747</text:p>
          </table:table-cell>
          <table:table-cell table:formula="of:=ABS([.$F26]-[.K$2])" office:value-type="float" office:value="0.5546875">
            <text:p>0,5547</text:p>
          </table:table-cell>
        </table:table-row>
        <table:table-row table:style-name="ro1">
          <table:table-cell table:number-columns-repeated="3"/>
          <table:table-cell office:value-type="string">
            <text:p>далекое</text:p>
          </table:table-cell>
          <table:table-cell office:value-type="string">
            <text:p>пол_большой</text:p>
          </table:table-cell>
          <table:table-cell table:style-name="ce1" table:formula="of:=[.$B$5]*[.A5]" office:value-type="float" office:value="0.8015625">
            <text:p>0,8016</text:p>
          </table:table-cell>
          <table:table-cell table:formula="of:=ABS([.$F27]-[.G$2])" office:value-type="float" office:value="0.8015625">
            <text:p>0,8016</text:p>
          </table:table-cell>
          <table:table-cell table:formula="of:=ABS([.$F27]-[.H$2])" office:value-type="float" office:value="0.5315625">
            <text:p>0,5316</text:p>
          </table:table-cell>
          <table:table-cell table:formula="of:=ABS([.$F27]-[.I$2])" office:value-type="float" office:value="0.3015625">
            <text:p>0,3016</text:p>
          </table:table-cell>
          <table:table-cell table:style-name="ce3" table:formula="of:=ABS([.$F27]-[.J$2])" office:value-type="float" office:value="0.0815625000000001">
            <text:p>0,0816</text:p>
          </table:table-cell>
          <table:table-cell table:formula="of:=ABS([.$F27]-[.K$2])" office:value-type="float" office:value="0.1984375">
            <text:p>0,1984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Default" office:value-type="string">
            <text:p>Альфа-сеч</text:p>
          </table:table-cell>
          <table:table-cell table:style-name="Default" office:value-type="float" office:value="0.135">
            <text:p>0,135</text:p>
          </table:table-cell>
          <table:table-cell table:style-name="Default" office:value-type="float" office:value="0.115">
            <text:p>0,115</text:p>
          </table:table-cell>
          <table:table-cell table:style-name="Default" office:value-type="float" office:value="0.11">
            <text:p>0,11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.04.2011</text:date>, <text:time>03:08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k </meta:initial-creator>
    <meta:creation-date>2011-04-08T02:51:09</meta:creation-date>
    <dc:date>2011-04-08T03:08:27</dc:date>
    <dc:creator>dik </dc:creator>
    <meta:editing-duration>PT00H17M18S</meta:editing-duration>
    <meta:editing-cycles>1</meta:editing-cycles>
    <meta:document-statistic meta:table-count="3" meta:cell-count="226" meta:object-count="0"/>
    <meta:generator>OpenOffice.org/3.2$Linux OpenOffice.org_project/320m19$Build-9505</meta:generator>
  </office:meta>
</office:document-meta>
</file>